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Ruby_20_Code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Ruby_20_Code">
      <style:text-properties style:font-name="Arial" style:font-name-asian="Arial Unicode MS" style:font-name-complex="Tahoma"/>
    </style:style>
    <style:style style:name="ce4" style:family="table-cell" style:parent-style-name="Default">
      <style:text-properties style:font-name="Arial" style:font-name-asian="Arial Unicode MS" style:font-name-complex="Tahoma"/>
    </style:style>
  </office:automatic-styles>
  <office:body>
    <office:spreadsheet>
      <table:table table:name="Tabell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Classname</text:p>
          </table:table-cell>
          <table:table-cell table:style-name="ce1" office:value-type="string">
            <text:p>Static value</text:p>
          </table:table-cell>
        </table:table-row>
        <table:table-row table:style-name="ro1">
          <table:table-cell table:style-name="ce2" office:value-type="string">
            <text:p>data.each do |record|</text:p>
          </table:table-cell>
          <table:table-cell table:number-columns-repeated="4"/>
        </table:table-row>
        <table:table-row table:style-name="ro1">
          <table:table-cell table:style-name="Ruby_20_Value" office:value-type="string">
            <text:p>record.Name</text:p>
          </table:table-cell>
          <table:table-cell table:style-name="Ruby_20_Value" office:value-type="string">
            <text:p>record.Phone</text:p>
          </table:table-cell>
          <table:table-cell table:style-name="Ruby_20_Value" office:value-type="string">
            <text:p>record.Num</text:p>
          </table:table-cell>
          <table:table-cell table:style-name="Ruby_20_Value" office:value-type="string">
            <text:p>record.Num.class.to_s</text:p>
          </table:table-cell>
          <table:table-cell table:style-name="Ruby_20_Value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end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4" table:formula="of:=SUM([.C2]:INDIRECT(ADDRESS(ROW()-1;COLUMN())))" office:value-type="float" office:value="0">
            <text:p>0</text:p>
          </table:table-cell>
          <table:table-cell table:number-columns-repeated="2"/>
        </table:table-row>
      </table:table>
      <table:table table:name="Tabell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able-cell-properties fo:background-color="#ffcc99"/>
    </style:style>
    <style:style style:name="Ruby_20_Value" style:display-name="Ruby Value" style:family="table-cell" style:parent-style-name="Ruby_20_Code">
      <style:table-cell-properties fo:background-color="#5e11a6"/>
    </style:style>
    <style:style style:name="Ruby_20_Literal" style:display-name="Ruby Literal" style:family="table-cell" style:parent-style-name="Ruby_20_Value">
      <style:table-cell-properties fo:background-color="#e6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2010-05-05</text:date>, <text:time>09:36:4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Zachris Trolin</meta:initial-creator>
    <meta:creation-date>2010-05-04T16:54:14</meta:creation-date>
    <dc:date>2010-05-05T09:36:44</dc:date>
    <meta:editing-duration>PT01H03M22S</meta:editing-duration>
    <meta:editing-cycles>52</meta:editing-cycles>
    <meta:generator>NeoOffice/3.0.2$Unix OpenOffice.org_project/Patch 0</meta:generator>
    <meta:document-statistic meta:table-count="3" meta:cell-count="13" meta:object-count="0"/>
  </office:meta>
</office:document-meta>
</file>